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1f6451">
      <style:text-properties fo:background-color="#FFC000" fo:font-size="54.0pt" fo:font-weight="bold"/>
    </style:style>
    <style:style style:family="text" style:name="a7be889">
      <style:text-properties fo:background-color="#FFC000" fo:font-size="54.0pt" fo:font-weight="bold"/>
    </style:style>
    <style:style style:family="table-cell" style:name="a7fadfd">
      <style:table-cell-properties fo:border-bottom="0.02mm solid #000000" fo:border-left="0.02mm solid #000000" fo:border-right="0.02mm solid #000000" fo:border-top="0.02mm solid #000000"/>
    </style:style>
    <style:style style:family="table-cell" style:name="a2fab95">
      <style:table-cell-properties fo:border-bottom="0.02mm solid #000000" fo:border-left="0.02mm solid #000000" fo:border-right="0.02mm solid #000000" fo:border-top="0.02mm solid #000000"/>
    </style:style>
    <style:style style:family="table-cell" style:name="a7cf9f0">
      <style:table-cell-properties fo:border-bottom="0.02mm solid #000000" fo:border-left="0.02mm solid #000000" fo:border-right="0.02mm solid #000000" fo:border-top="0.02mm solid #000000"/>
    </style:style>
    <style:style style:family="table-cell" style:name="a03454b">
      <style:table-cell-properties fo:border-bottom="0.02mm solid #000000" fo:border-left="0.02mm solid #000000" fo:border-right="0.02mm solid #000000" fo:border-top="0.02mm solid #000000"/>
    </style:style>
    <style:style style:family="table-cell" style:name="af1c531">
      <style:table-cell-properties fo:border-bottom="0.02mm solid #000000" fo:border-left="0.02mm solid #000000" fo:border-right="0.02mm solid #000000" fo:border-top="0.02mm solid #000000"/>
    </style:style>
    <style:style style:family="table-cell" style:name="a94f59e">
      <style:table-cell-properties fo:border-bottom="0.02mm solid #000000" fo:border-left="0.02mm solid #000000" fo:border-right="0.02mm solid #000000" fo:border-top="0.02mm solid #000000"/>
    </style:style>
    <style:style style:family="table-cell" style:name="a48552f">
      <style:table-cell-properties fo:border-bottom="0.02mm solid #000000" fo:border-left="0.02mm solid #000000" fo:border-right="0.02mm solid #000000" fo:border-top="0.02mm solid #000000"/>
    </style:style>
    <style:style style:family="table-cell" style:name="acd151e">
      <style:table-cell-properties fo:border-bottom="0.02mm solid #000000" fo:border-left="0.02mm solid #000000" fo:border-right="0.02mm solid #000000" fo:border-top="0.02mm solid #000000"/>
    </style:style>
    <style:style style:family="table-cell" style:name="ac3783b">
      <style:table-cell-properties fo:border-bottom="0.02mm solid #000000" fo:border-left="0.02mm solid #000000" fo:border-right="0.02mm solid #000000" fo:border-top="0.02mm solid #000000"/>
    </style:style>
    <style:style style:family="text" style:name="afac67b">
      <style:text-properties fo:background-color="#FF0000" fo:font-size="36.0pt" fo:font-style="italic" fo:font-weight="bold" style:text-underline-style="solid"/>
    </style:style>
    <style:style style:family="table-cell" style:name="a6fe529">
      <style:table-cell-properties fo:border-bottom="0.02mm solid #000000" fo:border-left="0.02mm solid #000000" fo:border-right="0.02mm solid #000000" fo:border-top="0.02mm solid #000000"/>
    </style:style>
    <style:style style:family="text" style:name="a7daabe">
      <style:text-properties fo:font-weight="bold"/>
    </style:style>
    <style:style style:family="table-cell" style:name="ab286e6">
      <style:table-cell-properties fo:border-bottom="0.02mm solid #000000" fo:border-left="0.02mm solid #000000" fo:border-right="0.02mm solid #000000" fo:border-top="0.02mm solid #000000"/>
    </style:style>
    <style:style style:family="text" style:name="a37e829">
      <style:text-properties fo:font-weight="bold"/>
    </style:style>
    <style:style style:family="table-cell" style:name="a144a53">
      <style:table-cell-properties fo:border-bottom="0.02mm solid #000000" fo:border-left="0.02mm solid #000000" fo:border-right="0.02mm solid #000000" fo:border-top="0.02mm solid #000000"/>
    </style:style>
    <style:style style:family="text" style:name="a242b22">
      <style:text-properties fo:font-weight="bold"/>
    </style:style>
    <style:style style:family="table-cell" style:name="a7239a3">
      <style:table-cell-properties fo:border-bottom="0.02mm solid #000000" fo:border-left="0.02mm solid #000000" fo:border-right="0.02mm solid #000000" fo:border-top="0.02mm solid #000000"/>
    </style:style>
    <style:style style:family="text" style:name="a60ab9d">
      <style:text-properties fo:background-color="#FFFF00" fo:font-weight="bold"/>
    </style:style>
    <style:style style:family="table-cell" style:name="a92121e">
      <style:table-cell-properties fo:border-bottom="0.02mm solid #000000" fo:border-left="0.02mm solid #000000" fo:border-right="0.02mm solid #000000" fo:border-top="0.02mm solid #000000"/>
    </style:style>
    <style:style style:family="text" style:name="ad1f0e6">
      <style:text-properties fo:font-weight="bold"/>
    </style:style>
    <style:style style:family="table-cell" style:name="aad4e07">
      <style:table-cell-properties fo:border-bottom="0.02mm solid #000000" fo:border-left="0.02mm solid #000000" fo:border-right="0.02mm solid #000000" fo:border-top="0.02mm solid #000000"/>
    </style:style>
    <style:style style:family="table-column" style:name="a4148d0">
      <style:table-column-properties style:rel-column-width="1000*"/>
    </style:style>
    <style:style style:family="table" style:name="a6015e9" style:parent-style-name="TableGrid">
      <style:table-properties style:rel-width="100%"/>
    </style:style>
    <style:style style:family="paragraph" style:name="aeaee83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8bf1b0">
      <style:text-properties style:text-underline-style="none" xlink:href="http://www.eins.de"/>
    </style:style>
    <style:style style:family="text" style:name="aab454d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d59167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c1667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7cd36f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a58750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6b829d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2637d4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d0a340" style:parent-style-name="Standard">
      <style:paragraph-properties fo:margin-left="7.5mm" fo:margin-right="0.0mm" fo:text-indent="-7.5mm"/>
      <style:text-properties/>
    </style:style>
    <style:style style:family="text" style:name="ab9f09f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4f611c">
      <style:text-properties fo:background-color="#FFC000" fo:font-weight="bold"/>
    </style:style>
    <style:style style:family="text" style:name="a1c9738">
      <style:text-properties fo:background-color="#FFC000" fo:font-weight="bold"/>
    </style:style>
    <style:style style:family="text" style:name="a9223ca">
      <style:text-properties fo:background-color="#FF0000" fo:font-style="italic" fo:font-weight="bold" style:text-underline-style="solid"/>
    </style:style>
  </office:automatic-styles>
  <office:body>
    <office:text>
      <text:p text:style-name="a2637d4"/>
      <text:p text:style-name="a6b829d"/>
      <text:p text:style-name="aa58750"/>
      <text:p text:style-name="a7cd36f"/>
      <text:p text:style-name="ac16677"/>
      <text:p text:style-name="ad0a340"><text:a xlink:href="http://www.eins.de"><text:span text:style-name="Hyperlink">Kapi</text:span><text:span text:style-name="Hyperlink">tel</text:span></text:a><text:a xlink:href="http://www.eins.de"><text:span text:style-name="a8bf1b0"><text:s/><text:s text:c="27"/></text:span></text:a><text:a xlink:href="http://www.zwei.de"><text:span text:style-name="Hyperlink">10</text:span></text:a></text:p>
      <text:p text:style-name="aeaee83"/>
      <text:p text:style-name="Standard"/>
      <table:table table:style-name="a6015e9">
        <table:table-column table:number-columns-repeated="5" table:style-name="a4148d0"/>
        <table:table-row>
          <table:table-cell table:style-name="aad4e07">
            <text:p><text:span text:style-name="ad1f0e6">Montag</text:span></text:p>
          </table:table-cell>
          <table:table-cell table:style-name="a92121e">
            <text:p><text:span text:style-name="a60ab9d">Dienstag</text:span></text:p>
          </table:table-cell>
          <table:table-cell table:style-name="a7239a3">
            <text:p><text:span text:style-name="a242b22">Mittwoch</text:span></text:p>
          </table:table-cell>
          <table:table-cell table:style-name="a144a53">
            <text:p><text:span text:style-name="a37e829">Donnerstag</text:span></text:p>
          </table:table-cell>
          <table:table-cell table:style-name="ab286e6">
            <text:p><text:span text:style-name="a7daabe">Freitag</text:span></text:p>
          </table:table-cell>
        </table:table-row>
        <table:table-row>
          <table:table-cell table:style-name="a6fe529">
            <text:p><text:span text:style-name="a9223ca">Rot Und BOLD</text:span></text:p>
          </table:table-cell>
          <table:table-cell table:style-name="ac3783b"/>
          <table:table-cell table:style-name="acd151e"/>
          <table:table-cell table:style-name="a48552f"/>
          <table:table-cell table:style-name="a94f59e"/>
        </table:table-row>
        <table:table-row>
          <table:table-cell table:style-name="af1c531"/>
          <table:table-cell table:style-name="a03454b"/>
          <table:table-cell table:style-name="a7cf9f0"/>
          <table:table-cell table:style-name="a2fab95"/>
          <table:table-cell table:style-name="a7fadfd"/>
        </table:table-row>
      </table:table>
      <text:p/>
      <text:p><text:span text:style-name="a1c9738">Text</text:span></text:p>
      <text:p><text:span text:style-name="a4f611c">pfff</text:span></text:p>
      <text:p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0.0pt" style:font-weight-asian="bold"/>
    </style:style>
    <style:style style:family="paragraph" style:name="Header" style:parent-style-name="Standard"/>
    <style:style style:family="paragraph" style:name="Footer" style:parent-style-name="Standard"/>
    <style:style style:family="paragraph" style:name="Index" style:parent-style-name="Standard">
      <style:text-properties style:font-name-complex="FreeSans1" style:font-size-asian="12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1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1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text-properties fo:country="US" fo:font-size="12.0pt" fo:language="en" style:font-size-asian="12.0pt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2</dc:date>
    <meta:editing-cycles>2</meta:editing-cycles>
    <meta:editing-duration>PT0.021S</meta:editing-duration>
  </office:meta>
</office:document-meta>
</file>